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7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1cm" draw:marker-start-width="0.5cm" draw:marker-end="Arrow" draw:marker-end-width="0.8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draw:marker-start-width="0.5cm" draw:marker-end="Arrow" draw:marker-end-width="0.6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fill-color="#ff6600" draw:textarea-horizontal-align="justify" draw:textarea-vertical-align="middle" draw:auto-grow-height="false"/>
    </style:style>
    <style:style style:name="gr9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1cm" draw:marker-start="Arrow" draw:marker-start-width="0.65cm" draw:marker-end="Arrow" draw:marker-end-width="0.6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2cm" fo:min-width="0cm"/>
    </style:style>
    <style:style style:name="gr12" style:family="graphic" style:parent-style-name="standard">
      <style:graphic-properties draw:fill-color="#ff6600" draw:textarea-horizontal-align="justify" draw:textarea-vertical-align="middle" draw:auto-grow-height="false"/>
    </style:style>
    <style:style style:name="gr13" style:family="graphic" style:parent-style-name="standard">
      <style:graphic-properties draw:fill-color="#660066" draw:textarea-horizontal-align="justify" draw:textarea-vertical-align="middle" draw:auto-grow-height="false"/>
    </style:style>
    <style:style style:name="gr14" style:family="graphic" style:parent-style-name="standard">
      <style:graphic-properties draw:fill-color="#004586" draw:textarea-horizontal-align="justify" draw:textarea-vertical-align="middle" draw:auto-grow-height="false"/>
    </style:style>
    <style:style style:name="gr15" style:family="graphic" style:parent-style-name="standard">
      <style:graphic-properties svg:stroke-width="0.2cm" draw:marker-start-width="0.8cm" draw:marker-end-width="0.8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P1" style:family="paragraph"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6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5.839cm" svg:height="1.83cm" svg:x="12.1cm" svg:y="1.7cm">
          <draw:text-box>
            <text:p><text:span text:style-name="T1">Архитектура системы</text:span></text:p>
          </draw:text-box>
        </draw:frame>
        <draw:custom-shape draw:style-name="gr2" draw:text-style-name="P2" draw:layer="layout" svg:width="38cm" svg:height="8.1cm" svg:x="2.2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8.1cm" svg:height="6.5cm" svg:x="2.1cm" svg:y="13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6.463cm" svg:height="1.047cm" svg:x="33.537cm" svg:y="4.6cm">
          <draw:text-box>
            <text:p><text:span text:style-name="T2">Клиент (браузер)</text:span></text:p>
          </draw:text-box>
        </draw:frame>
        <draw:frame draw:style-name="gr4" draw:text-style-name="P3" draw:layer="layout" svg:width="15.708cm" svg:height="1.047cm" svg:x="24.5cm" svg:y="13.053cm">
          <draw:text-box>
            <text:p><text:span text:style-name="T2">Сервер (узел децентрализованной сети #1)</text:span></text:p>
          </draw:text-box>
        </draw:frame>
        <draw:custom-shape draw:style-name="gr5" draw:text-style-name="P2" draw:layer="layout" svg:width="10.6cm" svg:height="3.1cm" svg:x="2.8cm" svg:y="5.8cm">
          <text:p text:style-name="P2">Статические html страницы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0.2cm" svg:height="3.7cm" svg:x="3.3cm" svg:y="14.5cm">
          <text:p text:style-name="P2">Ститический Web сервер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7.2cm" svg:y1="14.4cm" svg:x2="7cm" svg:y2="8.9cm">
          <text:p/>
        </draw:line>
        <draw:line draw:style-name="gr7" draw:text-style-name="P2" draw:layer="layout" svg:x1="5.7cm" svg:y1="9cm" svg:x2="5.9cm" svg:y2="14.4cm">
          <text:p/>
        </draw:line>
        <draw:custom-shape draw:style-name="gr5" draw:text-style-name="P2" draw:layer="layout" svg:width="10.3cm" svg:height="3.1cm" svg:x="17.6cm" svg:y="5.8cm">
          <text:p text:style-name="P2">Динамические данные (JSON)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3.378cm" svg:y1="7.332cm" svg:x2="17.579cm" svg:y2="7.361cm">
          <text:p/>
        </draw:line>
        <draw:line draw:style-name="gr7" draw:text-style-name="P2" draw:layer="layout" svg:x1="17.5cm" svg:y1="8cm" svg:x2="13.5cm" svg:y2="8cm">
          <text:p/>
        </draw:line>
        <draw:frame draw:style-name="gr1" draw:text-style-name="P3" draw:layer="layout" svg:width="2.39cm" svg:height="1.047cm" svg:x="14.21cm" svg:y="5.853cm">
          <draw:text-box>
            <text:p><text:span text:style-name="T2">AJAX</text:span></text:p>
          </draw:text-box>
        </draw:frame>
        <draw:custom-shape draw:style-name="gr5" draw:text-style-name="P2" draw:layer="layout" svg:width="10cm" svg:height="2.1cm" svg:x="15.9cm" svg:y="15.2cm">
          <text:p text:style-name="P2">Динамический Web сервер</text:p>
          <text:p text:style-name="P2">(Node.js/io.js)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20.7cm" svg:y1="8.9cm" svg:x2="20.3cm" svg:y2="14.2cm">
          <text:p/>
        </draw:line>
        <draw:line draw:style-name="gr7" draw:text-style-name="P2" draw:layer="layout" svg:x1="21.5cm" svg:y1="14.2cm" svg:x2="21.8cm" svg:y2="9cm">
          <text:p/>
        </draw:line>
        <draw:frame draw:style-name="gr1" draw:layer="layout" svg:width="2.229cm" svg:height="3.806cm" svg:x="7.371cm" svg:y="8.994cm">
          <draw:text-box>
            <text:p>HTML</text:p>
            <text:p>CSS</text:p>
            <text:p>JS</text:p>
            <text:p>Img</text:p>
            <text:p>Fonts</text:p>
          </draw:text-box>
        </draw:frame>
        <draw:frame draw:style-name="gr1" draw:text-style-name="P3" draw:layer="layout" svg:width="2.428cm" svg:height="1.047cm" svg:x="24.272cm" svg:y="10.153cm">
          <draw:text-box>
            <text:p><text:span text:style-name="T2">JSON</text:span></text:p>
          </draw:text-box>
        </draw:frame>
        <draw:custom-shape draw:style-name="gr5" draw:text-style-name="P2" draw:layer="layout" svg:width="9.6cm" svg:height="3.1cm" svg:x="27.8cm" svg:y="14.6cm">
          <text:p text:style-name="P2">База Данных</text:p>
          <text:p text:style-name="P2">(MongoDB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26cm" svg:y1="15.5cm" svg:x2="27.7cm" svg:y2="15.5cm">
          <text:p/>
        </draw:line>
        <draw:line draw:style-name="gr7" draw:text-style-name="P2" draw:layer="layout" svg:x1="27.7cm" svg:y1="16.2cm" svg:x2="26cm" svg:y2="16.2cm">
          <text:p/>
        </draw:line>
        <draw:custom-shape draw:style-name="gr5" draw:text-style-name="P2" draw:layer="layout" svg:width="9.9cm" svg:height="4.9cm" svg:x="2.1cm" svg:y="22.7cm">
          <text:p text:style-name="P2">Узел #2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0.5cm" svg:height="4.8cm" svg:x="15.9cm" svg:y="22.7cm">
          <text:p text:style-name="P2">Узел #3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0.4cm" svg:height="4.7cm" svg:x="29.7cm" svg:y="22.7cm">
          <text:p text:style-name="P2">Узел #4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0cm" svg:height="0.9cm" svg:x="15.9cm" svg:y="14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0cm" svg:height="1cm" svg:x="15.9cm" svg:y="17.3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8.2cm" svg:y1="22.7cm" svg:x2="18.1cm" svg:y2="18.4cm">
          <text:p/>
        </draw:line>
        <draw:line draw:style-name="gr10" draw:text-style-name="P2" draw:layer="layout" svg:x1="21.2cm" svg:y1="18.4cm" svg:x2="21.2cm" svg:y2="22.6cm">
          <text:p/>
        </draw:line>
        <draw:line draw:style-name="gr10" draw:text-style-name="P2" draw:layer="layout" svg:x1="24.1cm" svg:y1="18.4cm" svg:x2="33.9cm" svg:y2="22.7cm">
          <text:p/>
        </draw:line>
        <draw:frame draw:style-name="gr11" draw:text-style-name="P4" draw:layer="layout" svg:width="5.468cm" svg:height="0.962cm" svg:x="15.9cm" svg:y="14.238cm">
          <draw:text-box>
            <text:p><text:span text:style-name="T3">API внутренний</text:span></text:p>
          </draw:text-box>
        </draw:frame>
        <draw:frame draw:style-name="gr1" draw:text-style-name="P4" draw:layer="layout" svg:width="4.558cm" svg:height="0.962cm" svg:x="15.942cm" svg:y="17.338cm">
          <draw:text-box>
            <text:p><text:span text:style-name="T3">API внешний</text:span></text:p>
          </draw:text-box>
        </draw:frame>
        <draw:line draw:style-name="gr10" draw:text-style-name="P2" draw:layer="layout" svg:x1="12cm" svg:y1="25.1cm" svg:x2="15.7cm" svg:y2="25.1cm">
          <text:p/>
        </draw:line>
        <draw:line draw:style-name="gr10" draw:text-style-name="P2" draw:layer="layout" svg:x1="26.4cm" svg:y1="24.9cm" svg:x2="29.6cm" svg:y2="24.9cm">
          <text:p/>
        </draw:line>
      </draw:page>
      <draw:page draw:name="page2" draw:style-name="dp1" draw:master-page-name="Обычный">
        <draw:custom-shape draw:style-name="gr12" draw:text-style-name="P5" draw:layer="layout" svg:width="40cm" svg:height="4.8cm" svg:x="1cm" svg:y="23.9cm">
          <text:p text:style-name="P2"><text:span text:style-name="T4">Фундамент Системы: API, Протоколы, Документация, Идеология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3.8cm" svg:height="4.6cm" svg:x="3.9cm" svg:y="18.8cm">
          <text:p text:style-name="P2"><text:span text:style-name="T4">Платформа (Ядро): Программная реализация</text:span></text:p>
          <text:p text:style-name="P2"><text:span text:style-name="T4">базовых функций и модулей аутентификации,</text:span></text:p>
          <text:p text:style-name="P2"><text:span text:style-name="T4">Транзакций, генерации блоков (io.js/node.js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1cm" svg:height="6.1cm" svg:x="4.4cm" svg:y="12.3cm">
          <text:p text:style-name="P2"><text:span text:style-name="T5">Проекты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6cm" svg:height="6cm" svg:x="11.1cm" svg:y="12.3cm">
          <text:p text:style-name="P2"><text:span text:style-name="T6">Идеи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7cm" svg:height="5.9cm" svg:x="17.1cm" svg:y="12.3cm">
          <text:p text:style-name="P2"><text:span text:style-name="T6">Сообщества</text:span></text:p>
          <text:p text:style-name="P2"><text:span text:style-name="T6">(Группы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3.8cm" svg:height="2.8cm" svg:x="23.4cm" svg:y="15.4cm">
          <text:p text:style-name="P2"><text:span text:style-name="T6">Ресурсы (Активы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5cm" svg:height="3cm" svg:x="23.5cm" svg:y="11.9cm">
          <text:p text:style-name="P2"><text:span text:style-name="T6">Акции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6cm" svg:height="3cm" svg:x="30.5cm" svg:y="11.9cm">
          <text:p text:style-name="P2"><text:span text:style-name="T6">Алиасы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7.4cm" svg:height="8cm" svg:x="1.6cm" svg:y="2cm">
          <text:p text:style-name="P2"><text:span text:style-name="T5">Портал</text:span></text:p>
          <text:p text:style-name="P2"><text:span text:style-name="T5">инноваторов и</text:span></text:p>
          <text:p text:style-name="P2"><text:span text:style-name="T5">Изобретателей</text:span></text:p>
          <text:p text:style-name="P2"><text:span text:style-name="T5">(продукты разума)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6.2cm" svg:height="8.1cm" svg:x="9.5cm" svg:y="2cm">
          <text:p text:style-name="P2"><text:span text:style-name="T5">Локальные</text:span></text:p>
          <text:p text:style-name="P2"><text:span text:style-name="T5">сообщества</text:span></text:p>
          <text:p text:style-name="P2"><text:span text:style-name="T5">(кооперативы)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5.7cm" svg:height="8.2cm" svg:x="23.6cm" svg:y="1.9cm">
          <text:p text:style-name="P2"><text:span text:style-name="T5">Обменник</text:span></text:p>
          <text:p text:style-name="P2"><text:span text:style-name="T5">(ввод-вывод,</text:span></text:p>
          <text:p text:style-name="P2"><text:span text:style-name="T5">биржа)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4.8cm" svg:height="8.2cm" svg:x="35.7cm" svg:y="1.9cm">
          <text:p text:style-name="P6"><text:span text:style-name="T5">Магазин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7.1cm" svg:height="8.1cm" svg:x="16cm" svg:y="2cm">
          <text:p text:style-name="P2"><text:span text:style-name="T5">Краудфандинг,</text:span></text:p>
          <text:p text:style-name="P2"><text:span text:style-name="T5">Краудинвестинг,</text:span></text:p>
          <text:p text:style-name="P2"><text:span text:style-name="T5">Краудсорсинг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5.6cm" svg:height="8.2cm" svg:x="29.7cm" svg:y="1.9cm">
          <text:p text:style-name="P2"><text:span text:style-name="T5">Портал</text:span></text:p>
          <text:p text:style-name="P2"><text:span text:style-name="T5">поиска и</text:span></text:p>
          <text:p text:style-name="P2"><text:span text:style-name="T5">обмена</text:span></text:p>
          <text:p text:style-name="P2"><text:span text:style-name="T5">ресурсами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7.1cm" svg:height="12.4cm" svg:x="2.2cm" svg:y="1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of1983  </meta:initial-creator>
    <meta:creation-date>2015-05-07T14:34:14.419162464</meta:creation-date>
    <dc:date>2015-05-19T12:22:43.765598395</dc:date>
    <dc:creator>prof1983  </dc:creator>
    <meta:editing-duration>PT10M25S</meta:editing-duration>
    <meta:editing-cycles>3</meta:editing-cycles>
    <meta:generator>LibreOffice/4.2.8.2$Linux_X86_64 LibreOffice_project/420m0$Build-2</meta:generator>
    <meta:document-statistic meta:object-count="48"/>
  </office:meta>
</office:document-meta>
</file>